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style:font-name="Liberation Sans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9748in" svg:y="0.0394in">
            <draw:object draw:notify-on-update-of-ranges="Sheet1.A1:Sheet1.A1 Sheet1.A2:Sheet1.A4 Sheet1.B1:Sheet1.B1 Sheet1.B2:Sheet1.B4 Sheet1.C1:Sheet1.C1 Sheet1.C2:Sheet1.C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without hashes</text:p>
          </table:table-cell>
          <table:table-cell table:style-name="ce1" office:value-type="string">
            <text:p>with hashes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23.96">
            <text:p>3323.96</text:p>
          </table:table-cell>
          <table:table-cell office:value-type="float" office:value="1071.34">
            <text:p>1071.34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6579.37">
            <text:p>36579.37</text:p>
          </table:table-cell>
          <table:table-cell office:value-type="float" office:value="14596.86">
            <text:p>14596.86</text:p>
          </table:table-cell>
          <table:table-cell table:number-columns-repeated="2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413158.13">
            <text:p>413158.13</text:p>
          </table:table-cell>
          <table:table-cell table:style-name="ce2" office:value-type="float" office:value="210296.7">
            <text:p>210296.7</text:p>
          </table:table-cell>
          <table:table-cell/>
          <table:table-cell table:style-name="ce3"/>
        </table:table-row>
        <table:table-row table:style-name="ro1">
          <table:table-cell table:number-columns-repeated="5"/>
        </table:table-row>
        <table:table-row table:style-name="ro2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Lichtenberger</meta:initial-creator>
    <meta:creation-date>2012-05-24T22:54:53</meta:creation-date>
    <dc:date>2012-05-25T00:55:50</dc:date>
    <dc:creator>Johannes Lichtenberger</dc:creator>
    <meta:editing-duration>PT15M16S</meta:editing-duration>
    <meta:editing-cycles>1</meta:editing-cycles>
    <meta:document-statistic meta:table-count="3" meta:cell-count="12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43cm" svg:y="3.952cm" style:legend-expansion="high" chart:style-name="ch2"/>
        <chart:plot-area chart:style-name="ch3" table:cell-range-address="Sheet1.A1:Sheet1.C4" chart:data-source-has-labels="both" svg:x="1.331cm" svg:y="0.855cm" svg:width="10.972cm" svg:height="6.984cm">
          <chartooo:coordinate-region svg:x="2.878cm" svg:y="1.054cm" svg:width="9.425cm" svg:height="6.138cm"/>
          <chart:axis chart:dimension="x" chart:name="primary-x" chart:style-name="ch4" chartooo:axis-type="auto">
            <chartooo:date-scale/>
            <chart:title svg:x="2.262cm" svg:y="8.019cm" chart:style-name="ch5">
              <text:p>XMark instances (random modifications) / documentsize in MiB</text:p>
            </chart:title>
            <chart:categories table:cell-range-address="Sheet1.A2:Sheet1.A4"/>
          </chart:axis>
          <chart:axis chart:dimension="y" chart:name="primary-y" chart:style-name="ch6">
            <chart:title svg:x="0.451cm" svg:y="5.37cm" chart:style-name="ch7">
              <text:p>runtime in ms</text:p>
            </chart:title>
            <chart:grid chart:style-name="ch8" chart:class="major"/>
          </chart:axis>
          <chart:series chart:style-name="ch9" chart:values-cell-range-address="Sheet1.B2:Sheet1.B4" chart:label-cell-address="Sheet1.B1:Sheet1.B1" chart:class="chart:bar">
            <chart:data-point chart:repeated="3"/>
          </chart:series>
          <chart:series chart:style-name="ch10" chart:values-cell-range-address="Sheet1.C2:Sheet1.C4" chart:label-cell-address="Sheet1.C1:Sheet1.C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hashes</text:p>
                <draw:g>
                  <svg:desc>Sheet1.B1:Sheet1.B1</svg:desc>
                </draw:g>
              </table:table-cell>
              <table:table-cell office:value-type="string">
                <text:p>with hash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Sheet1.A2:Sheet1.A4</svg:desc>
                </draw:g>
              </table:table-cell>
              <table:table-cell office:value-type="float" office:value="3323.96">
                <text:p>3323.96</text:p>
                <draw:g>
                  <svg:desc>Sheet1.B2:Sheet1.B4</svg:desc>
                </draw:g>
              </table:table-cell>
              <table:table-cell office:value-type="float" office:value="1071.34">
                <text:p>1071.34</text:p>
                <draw:g>
                  <svg:desc>Sheet1.C2:Sheet1.C4</svg:desc>
                </draw:g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6579.37">
                <text:p>36579.37</text:p>
              </table:table-cell>
              <table:table-cell office:value-type="float" office:value="14596.86">
                <text:p>14596.86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413158.13">
                <text:p>413158.13</text:p>
              </table:table-cell>
              <table:table-cell office:value-type="float" office:value="210296.7">
                <text:p>210296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